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exend" svg:font-family="Lexen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exend1" svg:font-family="Lexend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Title" style:master-page-name="Standard">
      <style:paragraph-properties fo:text-align="start" style:justify-single-word="false"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7pt" style:font-size-asian="17pt" style:font-size-complex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31xmxev3psvv"/><text:span text:style-name="T1">Redes neuronales para el reconocimiento de figuras geométricas</text:span></text:p>
      <text:p text:style-name="Heading_20_2"><text:bookmark text:name="_z08mxe34ijsd"/>Red Neuronal</text:p>
      <text:list xml:id="list2679077206" text:style-name="WWNum1">
        <text:list-item>
          <text:p text:style-name="P1">Es un método de la inteligencia artificial que enseña a las computadoras a procesar datos, inspirada en la forma en que lo hace el cerebro humano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exend" svg:font-family="Lexen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exend1" svg:font-family="Lexend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nter" fo:font-size="11pt" fo:language="es" fo:country="none" style:letter-kerning="false" style:font-name-asian="Inter1" style:font-size-asian="11pt" style:language-asian="zh" style:country-asian="CN" style:font-name-complex="Inter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Inter" fo:font-size="11pt" fo:language="es" fo:country="none" style:letter-kerning="false" style:font-name-asian="Inter1" style:font-size-asian="11pt" style:language-asian="zh" style:country-asian="CN" style:font-name-complex="Inter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c343d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0c343d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.0555in" loext:contextual-spacing="false" fo:line-height="100%" fo:keep-together="always" fo:keep-with-next="always"/>
      <style:text-properties fo:color="#0c343d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73763" style:font-name="Lexend" fo:font-family="Lexend" style:font-family-generic="roman" style:font-pitch="variable" fo:font-size="30pt" fo:font-weight="bold" style:font-name-asian="Lexend1" style:font-family-asian="Lexend" style:font-family-generic-asian="system" style:font-pitch-asian="variable" style:font-size-asian="30pt" style:font-weight-asian="bold" style:font-name-complex="Lexend1" style:font-family-complex="Lexend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1c4587" style:font-name="Arial" fo:font-family="Arial" style:font-family-generic="roman" style:font-pitch="variable" fo:font-size="15pt" fo:font-style="italic" fo:font-weight="bold" style:font-name-asian="Arial1" style:font-family-asian="Arial" style:font-family-generic-asian="system" style:font-pitch-asian="variable" style:font-size-asian="15pt" style:font-style-asian="italic" style:font-weight-asian="bold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37" meta:character-count="222" meta:non-whitespace-character-count="188"/>
    <meta:generator>LibreOfficeDev/6.0.5.2$Linux_X86_64 LibreOffice_project/</meta:generator>
  </office:meta>
</office:document-meta>
</file>